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483" officeooo:paragraph-rsid="000dc483"/>
    </style:style>
    <style:style style:name="P2" style:family="paragraph" style:parent-style-name="Standard">
      <style:text-properties officeooo:rsid="000f9345" officeooo:paragraph-rsid="000f9345"/>
    </style:style>
    <style:style style:name="P3" style:family="paragraph" style:parent-style-name="Standard">
      <style:text-properties officeooo:rsid="000fbb11" officeooo:paragraph-rsid="000fbb11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f9345" officeooo:paragraph-rsid="000f934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1209d" officeooo:paragraph-rsid="0011209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fbb11" officeooo:paragraph-rsid="000fbb1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30f4f" officeooo:paragraph-rsid="00130f4f" style:font-weight-asian="bold" style:font-weight-complex="bold"/>
    </style:style>
    <style:style style:name="P8" style:family="paragraph" style:parent-style-name="Standard">
      <style:text-properties officeooo:rsid="00130f4f" officeooo:paragraph-rsid="00130f4f"/>
    </style:style>
    <style:style style:name="P9" style:family="paragraph" style:parent-style-name="Standard">
      <style:text-properties officeooo:rsid="00130f4f" officeooo:paragraph-rsid="00130f4f"/>
    </style:style>
    <style:style style:name="P10" style:family="paragraph" style:parent-style-name="Standard">
      <style:text-properties fo:font-weight="bold" officeooo:rsid="00161519" officeooo:paragraph-rsid="0016151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1a7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ypes and Description</text:p>
      <text:p text:style-name="P1"/>
      <text:p text:style-name="P1"><text:span text:style-name="T1">char</text:span> <text:tab/><text:tab/><text:tab/><text:tab/>1 byte -128 to 127 or 0 to 255</text:p>
      <text:p text:style-name="P1"><text:span text:style-name="T1">unsigned</text:span> <text:span text:style-name="T1">char<text:tab/><text:tab/></text:span>1 byte 0 to 255</text:p>
      <text:p text:style-name="P1"><text:span text:style-name="T1">signed</text:span> <text:span text:style-name="T1">char</text:span> <text:tab/><text:tab/><text:tab/>1 byte -128 to 127</text:p>
      <text:p text:style-name="P1"><text:span text:style-name="T1">int</text:span> <text:tab/><text:tab/><text:tab/><text:tab/>2 or 4 bytes -32,768 to 32,767 or -2,147,483,648 to 2,147,483,647</text:p>
      <text:p text:style-name="P1"><text:span text:style-name="T1">unsigned int <text:tab/><text:tab/><text:tab/></text:span>2 or 4 bytes 0 to 65,535 or 0 to 4,294,967,295</text:p>
      <text:p text:style-name="P1"><text:span text:style-name="T1">short</text:span> <text:tab/><text:tab/><text:tab/><text:tab/>2 bytes -32,768 to 32,767</text:p>
      <text:p text:style-name="P1"><text:span text:style-name="T1">unsigned</text:span> <text:span text:style-name="T1">short</text:span> <text:tab/><text:tab/>2 bytes 0 to 65,535</text:p>
      <text:p text:style-name="P1"><text:span text:style-name="T1">long</text:span> <text:tab/><text:tab/><text:tab/><text:tab/>4 bytes -2,147,483,648 to 2,147,483,647</text:p>
      <text:p text:style-name="P1"><text:span text:style-name="T1">unsigned</text:span> <text:span text:style-name="T1">long</text:span> <text:tab/><text:tab/>4 bytes 0 to 4,294,967,295</text:p>
      <text:p text:style-name="P1"/>
      <text:p text:style-name="P2"><text:span text:style-name="T1">float</text:span> <text:tab/><text:tab/><text:tab/><text:tab/>4 byte 1.2E-38 to 3.4E+38 6 decimal places</text:p>
      <text:p text:style-name="P2"><text:span text:style-name="T1">double</text:span> <text:tab/><text:tab/><text:tab/>8 byte 2.3E-308 to 1.7E+308 15 decimal places</text:p>
      <text:p text:style-name="P2"><text:span text:style-name="T1">long</text:span> <text:span text:style-name="T1">double</text:span> <text:tab/><text:tab/><text:tab/>10 byte 3.4E-4932 to 1.1E+4932 19 decimal places</text:p>
      <text:p text:style-name="P2"/>
      <text:p text:style-name="P4"/>
      <text:p text:style-name="P5">Character Constants</text:p>
      <text:p text:style-name="P2"/>
      <text:p text:style-name="P3">\\ <text:tab/>\ character</text:p>
      <text:p text:style-name="P3">\' <text:tab/>' character</text:p>
      <text:p text:style-name="P3">\"<text:tab/> " character</text:p>
      <text:p text:style-name="P3">\?<text:tab/> ? character</text:p>
      <text:p text:style-name="P3">\a<text:tab/> Alert or bell</text:p>
      <text:p text:style-name="P3">\b<text:tab/>Backspace</text:p>
      <text:p text:style-name="P3">\f<text:tab/>Form feed</text:p>
      <text:p text:style-name="P3">\n<text:tab/>Newline</text:p>
      <text:p text:style-name="P3">\r<text:tab/>Carriage return</text:p>
      <text:p text:style-name="P3">\t <text:tab/>Horizontal tab</text:p>
      <text:p text:style-name="P3">\v<text:tab/>Vertical tab</text:p>
      <text:p text:style-name="P3">\ooo <text:tab/>Octal number of one to three digits</text:p>
      <text:p text:style-name="P3">\xhh . . . <text:tab/>Hexadecimal number of one or more digits</text:p>
      <text:p text:style-name="P3"/>
      <text:p text:style-name="P6"/>
      <text:p text:style-name="P7">Keywords</text:p>
      <text:p text:style-name="P8"/>
      <text:p text:style-name="P8"/>
      <text:p text:style-name="P8">The following list shows the reserved words in C. These reserved words may not</text:p>
      <text:p text:style-name="P8">be used as constants or variables or any other identifier names.</text:p>
      <text:p text:style-name="P8"/>
      <text:p text:style-name="P8"/>
      <text:p text:style-name="P8">Auto<text:tab/>else <text:tab/>long <text:tab/><text:tab/>switch</text:p>
      <text:p text:style-name="P8">break<text:tab/>enum <text:tab/>register <text:s/><text:tab/>typedef</text:p>
      <text:p text:style-name="P8">case <text:tab/>extern <text:tab/>return <text:tab/><text:tab/>union</text:p>
      <text:p text:style-name="P8">char <text:tab/>float <text:tab/>short <text:tab/>unsigned</text:p>
      <text:p text:style-name="P8">const <text:tab/>for <text:tab/>signed <text:tab/>void</text:p>
      <text:p text:style-name="P8">continue <text:tab/>goto<text:tab/>sizeof<text:tab/>volatile</text:p>
      <text:p text:style-name="P8">default<text:tab/> if <text:tab/>static <text:tab/>while</text:p>
      <text:p text:style-name="P8">do <text:tab/>int <text:tab/>struct <text:tab/>_Packed</text:p>
      <text:p text:style-name="P8">double</text:p>
      <text:p text:style-name="P8"/>
      <text:p text:style-name="P8"/>
      <text:p text:style-name="P10"><text:soft-page-break/><text:span text:style-name="T2">Variables Printin</text:span>g </text:p>
      <text:p text:style-name="P10"/>
      <text:p text:style-name="P10"/>
      <text:p text:style-name="P10">char<text:tab/><text:tab/><text:tab/><text:span text:style-name="T3">%c</text:span></text:p>
      <text:p text:style-name="P10">short<text:tab/><text:tab/><text:tab/>%<text:span text:style-name="T3">hd</text:span></text:p>
      <text:p text:style-name="P10">int<text:tab/><text:tab/><text:tab/>%<text:span text:style-name="T3">d</text:span></text:p>
      <text:p text:style-name="P10">float<text:tab/><text:tab/><text:tab/><text:span text:style-name="T3">%f</text:span></text:p>
      <text:p text:style-name="P10">double<text:tab/><text:tab/><text:tab/>%<text:span text:style-name="T3">f</text:span></text:p>
      <text:p text:style-name="P10">unsigned<text:tab/><text:tab/>%<text:span text:style-name="T3">u <text:s text:c="2"/>unsigned long %lu </text:span><text:span text:style-name="T4">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00:29:10.237272323</meta:creation-date>
    <dc:date>2017-07-16T01:34:46.620906568</dc:date>
    <meta:editing-duration>PT40M38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46" meta:word-count="236" meta:character-count="1338" meta:non-whitespace-character-count="1066"/>
  </office:meta>
</office:document-meta>
</file>